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d3d" officeooo:paragraph-rsid="000ea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3:56:29.224282516</meta:creation-date>
    <dc:date>2019-10-16T13:56:54.207202891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